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ArS" table:style-name="ta1">
        <table:shapes>
          <draw:frame draw:z-index="0" draw:style-name="gr1" draw:text-style-name="P1" svg:width="6.2988in" svg:height="3.5429in" svg:x="14.2228in" svg:y="26.3114in">
            <draw:object draw:notify-on-update-of-ranges="aArS.B150:aArS.B163 aArS.C150:aArS.C1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2228in" svg:y="13.5114in">
            <draw:object draw:notify-on-update-of-ranges="aArS.C78:aArS.C1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9594in" svg:height="3.352in" svg:x="14.2228in" svg:y="5.3339in">
            <draw:object draw:notify-on-update-of-ranges="aArS.C32:aArS.C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.7457in" svg:height="2.1067in" svg:x="14.2228in" svg:y="2.8449in">
            <draw:object draw:notify-on-update-of-ranges="aArS.C18:aArS.C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0402in" svg:height="2.2724in" svg:x="14.2228in" svg:y="0.1783in">
            <draw:object draw:notify-on-update-of-ranges="aArS.C3:aArS.C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46" calcext:value-type="float">
            <text:p>0.146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D3:.G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I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K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L3]*[.M3]" office:value-type="float" office:value="0.454059842873342" calcext:value-type="float">
            <text:p>0.4540598429</text:p>
          </table:table-cell>
          <table:table-cell table:formula="of:=[.J3]+[.M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D4:.G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I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K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L4]*[.M4]" office:value-type="float" office:value="0.441599803603265" calcext:value-type="float">
            <text:p>0.4415998036</text:p>
          </table:table-cell>
          <table:table-cell table:formula="of:=[.J4]+[.M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D5:.G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I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K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L5]*[.M5]" office:value-type="float" office:value="0.744152864736004" calcext:value-type="float">
            <text:p>0.7441528647</text:p>
          </table:table-cell>
          <table:table-cell table:formula="of:=[.J5]+[.M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D6:.G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I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K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L6]*[.M6]" office:value-type="float" office:value="0.646312549134608" calcext:value-type="float">
            <text:p>0.6463125491</text:p>
          </table:table-cell>
          <table:table-cell table:formula="of:=[.J6]+[.M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D7:.G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I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K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L7]*[.M7]" office:value-type="float" office:value="0.399275277312878" calcext:value-type="float">
            <text:p>0.3992752773</text:p>
          </table:table-cell>
          <table:table-cell table:formula="of:=[.J7]+[.M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D8:.G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I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K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L8]*[.M8]" office:value-type="float" office:value="0.432590536724739" calcext:value-type="float">
            <text:p>0.4325905367</text:p>
          </table:table-cell>
          <table:table-cell table:formula="of:=[.J8]+[.M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D9:.G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I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K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L9]*[.M9]" office:value-type="float" office:value="0.421648698905448" calcext:value-type="float">
            <text:p>0.4216486989</text:p>
          </table:table-cell>
          <table:table-cell table:formula="of:=[.J9]+[.M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D10:.G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I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K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L10]*[.M10]" office:value-type="float" office:value="0.459322688275839" calcext:value-type="float">
            <text:p>0.4593226883</text:p>
          </table:table-cell>
          <table:table-cell table:formula="of:=[.J10]+[.M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D11:.G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I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K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L11]*[.M11]" office:value-type="float" office:value="0.285134757994527" calcext:value-type="float">
            <text:p>0.285134758</text:p>
          </table:table-cell>
          <table:table-cell table:formula="of:=[.J11]+[.M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D12:.G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I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K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L12]*[.M12]" office:value-type="float" office:value="0.359002942225081" calcext:value-type="float">
            <text:p>0.3590029422</text:p>
          </table:table-cell>
          <table:table-cell table:formula="of:=[.J12]+[.M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D13:.G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I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K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L13]*[.M13]" office:value-type="float" office:value="0.643596928795408" calcext:value-type="float">
            <text:p>0.6435969288</text:p>
          </table:table-cell>
          <table:table-cell table:formula="of:=[.J13]+[.M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D14:.G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I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K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L14]*[.M14]" office:value-type="float" office:value="0.428711841133332" calcext:value-type="float">
            <text:p>0.4287118411</text:p>
          </table:table-cell>
          <table:table-cell table:formula="of:=[.J14]+[.M14]" office:value-type="float" office:value="1.47716993237642" calcext:value-type="float">
            <text:p>1.477169932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D18:.G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I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K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L18]*[.M18]" office:value-type="float" office:value="0.688704225555131" calcext:value-type="float">
            <text:p>0.6887042256</text:p>
          </table:table-cell>
          <table:table-cell table:formula="of:=[.L18]+[.M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8" calcext:value-type="float">
            <text:p>0.288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D19:.G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I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K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L19]*[.M19]" office:value-type="float" office:value="0.638767948743671" calcext:value-type="float">
            <text:p>0.6387679487</text:p>
          </table:table-cell>
          <table:table-cell table:formula="of:=[.L19]+[.M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D20:.G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I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K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L20]*[.M20]" office:value-type="float" office:value="0.573406329772147" calcext:value-type="float">
            <text:p>0.5734063298</text:p>
          </table:table-cell>
          <table:table-cell table:formula="of:=[.L20]+[.M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3" calcext:value-type="float">
            <text:p>0.083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D21:.G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I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K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L21]*[.M21]" office:value-type="float" office:value="0.297210752153695" calcext:value-type="float">
            <text:p>0.2972107522</text:p>
          </table:table-cell>
          <table:table-cell table:formula="of:=[.L21]+[.M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D22:.G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I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K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L22]*[.M22]" office:value-type="float" office:value="0.299521988811746" calcext:value-type="float">
            <text:p>0.2995219888</text:p>
          </table:table-cell>
          <table:table-cell table:formula="of:=[.L22]+[.M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D23:.G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I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K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L23]*[.M23]" office:value-type="float" office:value="0.330783550459905" calcext:value-type="float">
            <text:p>0.3307835505</text:p>
          </table:table-cell>
          <table:table-cell table:formula="of:=[.L23]+[.M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D24:.G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I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K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L24]*[.M24]" office:value-type="float" office:value="0.353318211487074" calcext:value-type="float">
            <text:p>0.3533182115</text:p>
          </table:table-cell>
          <table:table-cell table:formula="of:=[.L24]+[.M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D25:.G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I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K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L25]*[.M25]" office:value-type="float" office:value="0.356428597232759" calcext:value-type="float">
            <text:p>0.3564285972</text:p>
          </table:table-cell>
          <table:table-cell table:formula="of:=[.L25]+[.M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42" calcext:value-type="float">
            <text:p>0.142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D26:.G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I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K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L26]*[.M26]" office:value-type="float" office:value="0.320568572179278" calcext:value-type="float">
            <text:p>0.3205685722</text:p>
          </table:table-cell>
          <table:table-cell table:formula="of:=[.L26]+[.M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D27:.G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I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K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L27]*[.M27]" office:value-type="float" office:value="0.585359130389556" calcext:value-type="float">
            <text:p>0.5853591304</text:p>
          </table:table-cell>
          <table:table-cell table:formula="of:=[.L27]+[.M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D28:.G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I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K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L28]*[.M28]" office:value-type="float" office:value="0.429513728950801" calcext:value-type="float">
            <text:p>0.429513729</text:p>
          </table:table-cell>
          <table:table-cell table:formula="of:=[.L28]+[.M28]" office:value-type="float" office:value="1.37070694087072" calcext:value-type="float">
            <text:p>1.37070694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D32:.G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I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K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D33:.G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I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K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D34:.G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I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K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D35:.G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I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K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D36:.G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I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K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D37:.G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I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K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D38:.G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I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K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D39:.G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I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K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M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D43:.G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I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K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L43]*[.M43]" office:value-type="float" office:value="0.629537574886329" calcext:value-type="float">
            <text:p>0.6295375749</text:p>
          </table:table-cell>
          <table:table-cell table:formula="of:=[.L43]+[.M43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A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D44:.G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I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K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L44]*[.M44]" office:value-type="float" office:value="0.653336322199806" calcext:value-type="float">
            <text:p>0.6533363222</text:p>
          </table:table-cell>
          <table:table-cell table:formula="of:=[.L44]+[.M44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N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D45:.G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I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K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L45]*[.M45]" office:value-type="float" office:value="0.703716203658963" calcext:value-type="float">
            <text:p>0.7037162037</text:p>
          </table:table-cell>
          <table:table-cell table:formula="of:=[.L45]+[.M45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U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D46:.G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I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K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L46]*[.M46]" office:value-type="float" office:value="0.682744886822672" calcext:value-type="float">
            <text:p>0.6827448868</text:p>
          </table:table-cell>
          <table:table-cell table:formula="of:=[.L46]+[.M46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A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D47:.G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I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K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L47]*[.M47]" office:value-type="float" office:value="0.667462939616572" calcext:value-type="float">
            <text:p>0.6674629396</text:p>
          </table:table-cell>
          <table:table-cell table:formula="of:=[.L47]+[.M47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L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D48:.G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I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K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L48]*[.M48]" office:value-type="float" office:value="0.522622922636103" calcext:value-type="float">
            <text:p>0.5226229226</text:p>
          </table:table-cell>
          <table:table-cell table:formula="of:=[.L48]+[.M48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D49:.G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I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K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L49]*[.M49]" office:value-type="float" office:value="0.771039547851843" calcext:value-type="float">
            <text:p>0.7710395479</text:p>
          </table:table-cell>
          <table:table-cell table:formula="of:=[.L49]+[.M49]" office:value-type="float" office:value="1.77603518232512" calcext:value-type="float">
            <text:p>1.776035182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M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D53:.G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I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K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L53]*[.M53]" office:value-type="float" office:value="0.676353777471918" calcext:value-type="float">
            <text:p>0.6763537775</text:p>
          </table:table-cell>
          <table:table-cell table:formula="of:=[.L53]+[.M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A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D54:.G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I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K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L54]*[.M54]" office:value-type="float" office:value="0.502491013151593" calcext:value-type="float">
            <text:p>0.5024910132</text:p>
          </table:table-cell>
          <table:table-cell table:formula="of:=[.L54]+[.M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N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D55:.G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I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K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L55]*[.M55]" office:value-type="float" office:value="0.414242678857292" calcext:value-type="float">
            <text:p>0.4142426789</text:p>
          </table:table-cell>
          <table:table-cell table:formula="of:=[.L55]+[.M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D56:.G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I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K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L56]*[.M56]" office:value-type="float" office:value="0.331172728886434" calcext:value-type="float">
            <text:p>0.3311727289</text:p>
          </table:table-cell>
          <table:table-cell table:formula="of:=[.L56]+[.M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A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D57:.G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I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K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L57]*[.M57]" office:value-type="float" office:value="0.350720080816691" calcext:value-type="float">
            <text:p>0.3507200808</text:p>
          </table:table-cell>
          <table:table-cell table:formula="of:=[.L57]+[.M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L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D58:.G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I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K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L58]*[.M58]" office:value-type="float" office:value="0.478399031290871" calcext:value-type="float">
            <text:p>0.4783990313</text:p>
          </table:table-cell>
          <table:table-cell table:formula="of:=[.L58]+[.M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D59:.G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I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K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L59]*[.M59]" office:value-type="float" office:value="0.542031541230066" calcext:value-type="float">
            <text:p>0.5420315412</text:p>
          </table:table-cell>
          <table:table-cell table:formula="of:=[.L59]+[.M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D60:.G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I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K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L60]*[.M60]" office:value-type="float" office:value="0.423734314517937" calcext:value-type="float">
            <text:p>0.4237343145</text:p>
          </table:table-cell>
          <table:table-cell table:formula="of:=[.L60]+[.M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D61:.G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I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K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L61]*[.M61]" office:value-type="float" office:value="0.399778584328443" calcext:value-type="float">
            <text:p>0.3997785843</text:p>
          </table:table-cell>
          <table:table-cell table:formula="of:=[.L61]+[.M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D62:.G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I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K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L62]*[.M62]" office:value-type="float" office:value="0.432928178124648" calcext:value-type="float">
            <text:p>0.4329281781</text:p>
          </table:table-cell>
          <table:table-cell table:formula="of:=[.L62]+[.M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/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D63:.G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I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K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L63]*[.M63]" office:value-type="float" office:value="0.305400088118304" calcext:value-type="float">
            <text:p>0.3054000881</text:p>
          </table:table-cell>
          <table:table-cell table:formula="of:=[.L63]+[.M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/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D64:.G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I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K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L64]*[.M64]" office:value-type="float" office:value="0.245311671868755" calcext:value-type="float">
            <text:p>0.2453116719</text:p>
          </table:table-cell>
          <table:table-cell table:formula="of:=[.L64]+[.M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/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D65:.G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I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K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L65]*[.M65]" office:value-type="float" office:value="0.253105494402828" calcext:value-type="float">
            <text:p>0.2531054944</text:p>
          </table:table-cell>
          <table:table-cell table:formula="of:=[.L65]+[.M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D66:.G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I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K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L66]*[.M66]" office:value-type="float" office:value="0.269141466791794" calcext:value-type="float">
            <text:p>0.2691414668</text:p>
          </table:table-cell>
          <table:table-cell table:formula="of:=[.L66]+[.M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D67:.G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I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K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L67]*[.M67]" office:value-type="float" office:value="0.310442236308612" calcext:value-type="float">
            <text:p>0.3104422363</text:p>
          </table:table-cell>
          <table:table-cell table:formula="of:=[.L67]+[.M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D68:.G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I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K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L68]*[.M68]" office:value-type="float" office:value="0.403711778699983" calcext:value-type="float">
            <text:p>0.4037117787</text:p>
          </table:table-cell>
          <table:table-cell table:formula="of:=[.L68]+[.M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D69:.G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I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K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L69]*[.M69]" office:value-type="float" office:value="0.486984674785848" calcext:value-type="float">
            <text:p>0.4869846748</text:p>
          </table:table-cell>
          <table:table-cell table:formula="of:=[.L69]+[.M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D70:.G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I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K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L70]*[.M70]" office:value-type="float" office:value="0.629642365521634" calcext:value-type="float">
            <text:p>0.6296423655</text:p>
          </table:table-cell>
          <table:table-cell table:formula="of:=[.L70]+[.M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D71:.G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I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K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L71]*[.M71]" office:value-type="float" office:value="0.67728652033015" calcext:value-type="float">
            <text:p>0.6772865203</text:p>
          </table:table-cell>
          <table:table-cell table:formula="of:=[.L71]+[.M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D72:.G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I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K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L72]*[.M72]" office:value-type="float" office:value="0.595723035300905" calcext:value-type="float">
            <text:p>0.5957230353</text:p>
          </table:table-cell>
          <table:table-cell table:formula="of:=[.L72]+[.M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D73:.G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I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K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L73]*[.M73]" office:value-type="float" office:value="0.696517942880233" calcext:value-type="float">
            <text:p>0.6965179429</text:p>
          </table:table-cell>
          <table:table-cell table:formula="of:=[.L73]+[.M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/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D74:.G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I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K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L74]*[.M74]" office:value-type="float" office:value="0.619423622153904" calcext:value-type="float">
            <text:p>0.6194236222</text:p>
          </table:table-cell>
          <table:table-cell table:formula="of:=[.L74]+[.M74]" office:value-type="float" office:value="1.61887469611401" calcext:value-type="float">
            <text:p>1.61887469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D78:.G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I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K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L78]*[.M78]" office:value-type="float" office:value="0.647051001152497" calcext:value-type="float">
            <text:p>0.6470510012</text:p>
          </table:table-cell>
          <table:table-cell table:formula="of:=[.L78]+[.M78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D79:.G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I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K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L79]*[.M79]" office:value-type="float" office:value="0.716608406393595" calcext:value-type="float">
            <text:p>0.7166084064</text:p>
          </table:table-cell>
          <table:table-cell table:formula="of:=[.L79]+[.M79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D80:.G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I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K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L80]*[.M80]" office:value-type="float" office:value="0.749320485055199" calcext:value-type="float">
            <text:p>0.7493204851</text:p>
          </table:table-cell>
          <table:table-cell table:formula="of:=[.L80]+[.M80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D81:.G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I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K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L81]*[.M81]" office:value-type="float" office:value="0.728065397090371" calcext:value-type="float">
            <text:p>0.7280653971</text:p>
          </table:table-cell>
          <table:table-cell table:formula="of:=[.L81]+[.M81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D82:.G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I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K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L82]*[.M82]" office:value-type="float" office:value="0.750632188596133" calcext:value-type="float">
            <text:p>0.7506321886</text:p>
          </table:table-cell>
          <table:table-cell table:formula="of:=[.L82]+[.M82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78" calcext:value-type="float">
            <text:p>0.078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D83:.G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I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K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L83]*[.M83]" office:value-type="float" office:value="0.795651968652629" calcext:value-type="float">
            <text:p>0.7956519687</text:p>
          </table:table-cell>
          <table:table-cell table:formula="of:=[.L83]+[.M83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" calcext:value-type="float">
            <text:p>0.0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D84:.G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I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K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L84]*[.M84]" office:value-type="float" office:value="0.879662118258609" calcext:value-type="float">
            <text:p>0.8796621183</text:p>
          </table:table-cell>
          <table:table-cell table:formula="of:=[.L84]+[.M84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D85:.G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I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K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L85]*[.M85]" office:value-type="float" office:value="0.968995136679374" calcext:value-type="float">
            <text:p>0.9689951367</text:p>
          </table:table-cell>
          <table:table-cell table:formula="of:=[.L85]+[.M85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D86:.G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I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K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L86]*[.M86]" office:value-type="float" office:value="0.814357811827779" calcext:value-type="float">
            <text:p>0.8143578118</text:p>
          </table:table-cell>
          <table:table-cell table:formula="of:=[.L86]+[.M86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D87:.G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I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K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L87]*[.M87]" office:value-type="float" office:value="0.790427405646954" calcext:value-type="float">
            <text:p>0.7904274056</text:p>
          </table:table-cell>
          <table:table-cell table:formula="of:=[.L87]+[.M87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D88:.G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I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K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L88]*[.M88]" office:value-type="float" office:value="0.745569353978378" calcext:value-type="float">
            <text:p>0.745569354</text:p>
          </table:table-cell>
          <table:table-cell table:formula="of:=[.L88]+[.M88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D89:.G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I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K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L89]*[.M89]" office:value-type="float" office:value="0.630660251766265" calcext:value-type="float">
            <text:p>0.6306602518</text:p>
          </table:table-cell>
          <table:table-cell table:formula="of:=[.L89]+[.M89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D101:.G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I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K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L101]*[.M101]" office:value-type="float" office:value="0.919610397893452" calcext:value-type="float">
            <text:p>0.9196103979</text:p>
          </table:table-cell>
          <table:table-cell table:formula="of:=[.L101]+[.M101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D102:.G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I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K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L102]*[.M102]" office:value-type="float" office:value="0.857456432087269" calcext:value-type="float">
            <text:p>0.8574564321</text:p>
          </table:table-cell>
          <table:table-cell table:formula="of:=[.L102]+[.M102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D103:.G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I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K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L103]*[.M103]" office:value-type="float" office:value="0.864732752372444" calcext:value-type="float">
            <text:p>0.8647327524</text:p>
          </table:table-cell>
          <table:table-cell table:formula="of:=[.L103]+[.M103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D104:.G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I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K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L104]*[.M104]" office:value-type="float" office:value="0.880326670964969" calcext:value-type="float">
            <text:p>0.880326671</text:p>
          </table:table-cell>
          <table:table-cell table:formula="of:=[.L104]+[.M104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D105:.G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I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K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L105]*[.M105]" office:value-type="float" office:value="0.84242072382946" calcext:value-type="float">
            <text:p>0.8424207238</text:p>
          </table:table-cell>
          <table:table-cell table:formula="of:=[.L105]+[.M105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D106:.G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I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K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L106]*[.M106]" office:value-type="float" office:value="0.880401399594494" calcext:value-type="float">
            <text:p>0.8804013996</text:p>
          </table:table-cell>
          <table:table-cell table:formula="of:=[.L106]+[.M106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D107:.G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I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K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L107]*[.M107]" office:value-type="float" office:value="0.845749715257391" calcext:value-type="float">
            <text:p>0.8457497153</text:p>
          </table:table-cell>
          <table:table-cell table:formula="of:=[.L107]+[.M107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" calcext:value-type="float">
            <text:p>0.03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D108:.G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I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K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L108]*[.M108]" office:value-type="float" office:value="0.755741003787879" calcext:value-type="float">
            <text:p>0.7557410038</text:p>
          </table:table-cell>
          <table:table-cell table:formula="of:=[.L108]+[.M108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D109:.G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I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K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L109]*[.M109]" office:value-type="float" office:value="0.77331207593341" calcext:value-type="float">
            <text:p>0.7733120759</text:p>
          </table:table-cell>
          <table:table-cell table:formula="of:=[.L109]+[.M109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D110:.G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I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K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L110]*[.M110]" office:value-type="float" office:value="0.744390153034906" calcext:value-type="float">
            <text:p>0.744390153</text:p>
          </table:table-cell>
          <table:table-cell table:formula="of:=[.L110]+[.M110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D111:.G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I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K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L111]*[.M111]" office:value-type="float" office:value="0.737204724409449" calcext:value-type="float">
            <text:p>0.7372047244</text:p>
          </table:table-cell>
          <table:table-cell table:formula="of:=[.L111]+[.M111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D112:.G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I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K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L112]*[.M112]" office:value-type="float" office:value="0.742177253138467" calcext:value-type="float">
            <text:p>0.7421772531</text:p>
          </table:table-cell>
          <table:table-cell table:formula="of:=[.L112]+[.M112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9" calcext:value-type="float">
            <text:p>0.049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D113:.G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I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K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L113]*[.M113]" office:value-type="float" office:value="0.733520255940185" calcext:value-type="float">
            <text:p>0.7335202559</text:p>
          </table:table-cell>
          <table:table-cell table:formula="of:=[.L113]+[.M113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D114:.G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I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K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L114]*[.M114]" office:value-type="float" office:value="0.734646055088868" calcext:value-type="float">
            <text:p>0.7346460551</text:p>
          </table:table-cell>
          <table:table-cell table:formula="of:=[.L114]+[.M114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D115:.G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I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K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L115]*[.M115]" office:value-type="float" office:value="0.735867613101856" calcext:value-type="float">
            <text:p>0.7358676131</text:p>
          </table:table-cell>
          <table:table-cell table:formula="of:=[.L115]+[.M115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D116:.G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I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K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L116]*[.M116]" office:value-type="float" office:value="0.680413644281517" calcext:value-type="float">
            <text:p>0.6804136443</text:p>
          </table:table-cell>
          <table:table-cell table:formula="of:=[.L116]+[.M116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D121:.G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I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K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L121]*[.M121]" office:value-type="float" office:value="0.737710744036619" calcext:value-type="float">
            <text:p>0.737710744</text:p>
          </table:table-cell>
          <table:table-cell table:formula="of:=[.L121]+[.M121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D122:.G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I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K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L122]*[.M122]" office:value-type="float" office:value="0.829052209282889" calcext:value-type="float">
            <text:p>0.8290522093</text:p>
          </table:table-cell>
          <table:table-cell table:formula="of:=[.L122]+[.M122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D123:.G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I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K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L123]*[.M123]" office:value-type="float" office:value="0.858321010123991" calcext:value-type="float">
            <text:p>0.8583210101</text:p>
          </table:table-cell>
          <table:table-cell table:formula="of:=[.L123]+[.M123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D124:.G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I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K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L124]*[.M124]" office:value-type="float" office:value="0.846889796449666" calcext:value-type="float">
            <text:p>0.8468897964</text:p>
          </table:table-cell>
          <table:table-cell table:formula="of:=[.L124]+[.M124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D125:.G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I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K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L125]*[.M125]" office:value-type="float" office:value="0.818645850123963" calcext:value-type="float">
            <text:p>0.8186458501</text:p>
          </table:table-cell>
          <table:table-cell table:formula="of:=[.L125]+[.M125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D126:.G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I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K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L126]*[.M126]" office:value-type="float" office:value="0.766517847292198" calcext:value-type="float">
            <text:p>0.7665178473</text:p>
          </table:table-cell>
          <table:table-cell table:formula="of:=[.L126]+[.M126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D127:.G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I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K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L127]*[.M127]" office:value-type="float" office:value="0.784792908798259" calcext:value-type="float">
            <text:p>0.7847929088</text:p>
          </table:table-cell>
          <table:table-cell table:formula="of:=[.L127]+[.M127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D128:.G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I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K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L128]*[.M128]" office:value-type="float" office:value="0.789303164699692" calcext:value-type="float">
            <text:p>0.7893031647</text:p>
          </table:table-cell>
          <table:table-cell table:formula="of:=[.L128]+[.M128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3" calcext:value-type="float">
            <text:p>0.023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D129:.G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I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K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L129]*[.M129]" office:value-type="float" office:value="0.7898549082697" calcext:value-type="float">
            <text:p>0.7898549083</text:p>
          </table:table-cell>
          <table:table-cell table:formula="of:=[.L129]+[.M129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D130:.G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I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K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L130]*[.M130]" office:value-type="float" office:value="0.813018611410623" calcext:value-type="float">
            <text:p>0.8130186114</text:p>
          </table:table-cell>
          <table:table-cell table:formula="of:=[.L130]+[.M130]" office:value-type="float" office:value="1.82188545856578" calcext:value-type="float">
            <text:p>1.821885458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D134:.G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I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K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L134]*[.M134]" office:value-type="float" office:value="0.622853296745968" calcext:value-type="float">
            <text:p>0.6228532967</text:p>
          </table:table-cell>
          <table:table-cell table:formula="of:=[.L134]+[.M134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4" calcext:value-type="float">
            <text:p>0.04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D135:.G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I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K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L135]*[.M135]" office:value-type="float" office:value="0.605279007192074" calcext:value-type="float">
            <text:p>0.6052790072</text:p>
          </table:table-cell>
          <table:table-cell table:formula="of:=[.L135]+[.M135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D136:.G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I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K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L136]*[.M136]" office:value-type="float" office:value="0.623012967413783" calcext:value-type="float">
            <text:p>0.6230129674</text:p>
          </table:table-cell>
          <table:table-cell table:formula="of:=[.L136]+[.M136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D137:.G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I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K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L137]*[.M137]" office:value-type="float" office:value="0.643446041946374" calcext:value-type="float">
            <text:p>0.6434460419</text:p>
          </table:table-cell>
          <table:table-cell table:formula="of:=[.L137]+[.M137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D138:.G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I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K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L138]*[.M138]" office:value-type="float" office:value="0.718547683566096" calcext:value-type="float">
            <text:p>0.7185476836</text:p>
          </table:table-cell>
          <table:table-cell table:formula="of:=[.L138]+[.M138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D139:.G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I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K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L139]*[.M139]" office:value-type="float" office:value="0.924543099346152" calcext:value-type="float">
            <text:p>0.9245430993</text:p>
          </table:table-cell>
          <table:table-cell table:formula="of:=[.L139]+[.M139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D140:.G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I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K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L140]*[.M140]" office:value-type="float" office:value="0.972303319734731" calcext:value-type="float">
            <text:p>0.9723033197</text:p>
          </table:table-cell>
          <table:table-cell table:formula="of:=[.L140]+[.M140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03" calcext:value-type="float">
            <text:p>0.03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D141:.G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I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K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L141]*[.M141]" office:value-type="float" office:value="0.710865109226709" calcext:value-type="float">
            <text:p>0.7108651092</text:p>
          </table:table-cell>
          <table:table-cell table:formula="of:=[.L141]+[.M141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D142:.G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I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K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L142]*[.M142]" office:value-type="float" office:value="0.705187708876201" calcext:value-type="float">
            <text:p>0.7051877089</text:p>
          </table:table-cell>
          <table:table-cell table:formula="of:=[.L142]+[.M142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D143:.G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I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K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L143]*[.M143]" office:value-type="float" office:value="0.704946467256908" calcext:value-type="float">
            <text:p>0.7049464673</text:p>
          </table:table-cell>
          <table:table-cell table:formula="of:=[.L143]+[.M143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23" calcext:value-type="float">
            <text:p>0.023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D144:.G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I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K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L144]*[.M144]" office:value-type="float" office:value="0.714114591576857" calcext:value-type="float">
            <text:p>0.7141145916</text:p>
          </table:table-cell>
          <table:table-cell table:formula="of:=[.L144]+[.M144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D145:.G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I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K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L145]*[.M145]" office:value-type="float" office:value="0.560153343961133" calcext:value-type="float">
            <text:p>0.560153344</text:p>
          </table:table-cell>
          <table:table-cell table:formula="of:=[.L145]+[.M145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D146:.G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I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K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L146]*[.M146]" office:value-type="float" office:value="0.617655668719888" calcext:value-type="float">
            <text:p>0.6176556687</text:p>
          </table:table-cell>
          <table:table-cell table:formula="of:=[.L146]+[.M146]" office:value-type="float" office:value="1.62263765871806" calcext:value-type="float">
            <text:p>1.622637658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D150:.G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I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K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L150]*[.M150]" office:value-type="float" office:value="0.810440168644495" calcext:value-type="float">
            <text:p>0.8104401686</text:p>
          </table:table-cell>
          <table:table-cell table:formula="of:=[.L150]+[.M150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D151:.G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I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K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L151]*[.M151]" office:value-type="float" office:value="0.801461756462895" calcext:value-type="float">
            <text:p>0.8014617565</text:p>
          </table:table-cell>
          <table:table-cell table:formula="of:=[.L151]+[.M151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" calcext:value-type="float">
            <text:p>0.03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D152:.G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I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K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L152]*[.M152]" office:value-type="float" office:value="0.64496207619071" calcext:value-type="float">
            <text:p>0.6449620762</text:p>
          </table:table-cell>
          <table:table-cell table:formula="of:=[.L152]+[.M152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D153:.G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I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K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L153]*[.M153]" office:value-type="float" office:value="0.617629847252577" calcext:value-type="float">
            <text:p>0.6176298473</text:p>
          </table:table-cell>
          <table:table-cell table:formula="of:=[.L153]+[.M153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D154:.G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I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K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L154]*[.M154]" office:value-type="float" office:value="0.829711331465951" calcext:value-type="float">
            <text:p>0.8297113315</text:p>
          </table:table-cell>
          <table:table-cell table:formula="of:=[.L154]+[.M154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D155:.G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I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K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L155]*[.M155]" office:value-type="float" office:value="0.806676992328356" calcext:value-type="float">
            <text:p>0.8066769923</text:p>
          </table:table-cell>
          <table:table-cell table:formula="of:=[.L155]+[.M155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D156:.G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I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K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L156]*[.M156]" office:value-type="float" office:value="0.710043847629488" calcext:value-type="float">
            <text:p>0.7100438476</text:p>
          </table:table-cell>
          <table:table-cell table:formula="of:=[.L156]+[.M156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D157:.G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I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K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L157]*[.M157]" office:value-type="float" office:value="0.616489394031484" calcext:value-type="float">
            <text:p>0.616489394</text:p>
          </table:table-cell>
          <table:table-cell table:formula="of:=[.L157]+[.M157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D158:.G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I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K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L158]*[.M158]" office:value-type="float" office:value="0.64118514756913" calcext:value-type="float">
            <text:p>0.6411851476</text:p>
          </table:table-cell>
          <table:table-cell table:formula="of:=[.L158]+[.M158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D159:.G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I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K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L159]*[.M159]" office:value-type="float" office:value="0.461820871557564" calcext:value-type="float">
            <text:p>0.4618208716</text:p>
          </table:table-cell>
          <table:table-cell table:formula="of:=[.L159]+[.M159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D160:.G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I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K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L160]*[.M160]" office:value-type="float" office:value="0.667054073080346" calcext:value-type="float">
            <text:p>0.6670540731</text:p>
          </table:table-cell>
          <table:table-cell table:formula="of:=[.L160]+[.M160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D161:.G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I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K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L161]*[.M161]" office:value-type="float" office:value="0.646811349221871" calcext:value-type="float">
            <text:p>0.6468113492</text:p>
          </table:table-cell>
          <table:table-cell table:formula="of:=[.L161]+[.M161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D162:.G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I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K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L162]*[.M162]" office:value-type="float" office:value="0.774295379321406" calcext:value-type="float">
            <text:p>0.7742953793</text:p>
          </table:table-cell>
          <table:table-cell table:formula="of:=[.L162]+[.M162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D163:.G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I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K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L163]*[.M163]" office:value-type="float" office:value="0.404363355536249" calcext:value-type="float">
            <text:p>0.4043633555</text:p>
          </table:table-cell>
          <table:table-cell table:formula="of:=[.L163]+[.M163]" office:value-type="float" office:value="1.4333376580751" calcext:value-type="float">
            <text:p>1.4333376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5:19:54.71807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7T15:48:19.658914372</dc:date>
    <meta:editing-duration>PT6H4M27S</meta:editing-duration>
    <meta:editing-cycles>57</meta:editing-cycles>
    <meta:generator>LibreOffice/4.2.8.2$Linux_X86_64 LibreOffice_project/420m0$Build-2</meta:generator>
    <meta:document-statistic meta:table-count="1" meta:cell-count="19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aArS.B150:aArS.C163" svg:x="0.32cm" svg:y="0.18cm" svg:width="12.508cm" svg:height="8.64cm">
          <chartooo:coordinate-region svg:x="1.418cm" svg:y="0.38cm" svg:width="10.6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aArS.B150:aArS.B163" chart:class="chart:line">
            <chart:data-point chart:repeated="14"/>
          </chart:series>
          <chart:series chart:attached-axis="primary-y" chart:style-name="ch8" chart:values-cell-range-address="aArS.C150:aArS.C16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0:aArS.B163</svg:desc>
                </draw:g>
              </table:table-cell>
              <table:table-cell office:value-type="float" office:value="0.0165">
                <text:p>0.0165</text:p>
                <draw:g>
                  <svg:desc>aArS.C150:aArS.C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0225">
                <text:p>0.0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0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C78:aArS.C130" svg:x="0.32cm" svg:y="0.18cm" svg:width="15.36cm" svg:height="8.64cm">
          <chartooo:coordinate-region svg:x="1.232cm" svg:y="0.38cm" svg:width="14.261cm" svg:height="7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ArS.C78:aArS.C130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5">
                <text:p>0.0225</text:p>
                <draw:g>
                  <svg:desc>aArS.C78:aArS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5">
                <text:p>0.0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0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8cm" svg:height="8.515cm" xlink:href=".." xlink:type="simple" chart:class="chart:line" chart:style-name="ch1">
        <chart:plot-area chart:style-name="ch2" table:cell-range-address="aArS.C32:aArS.C39" svg:x="0.302cm" svg:y="0.17cm" svg:width="14.534cm" svg:height="8.175cm">
          <chartooo:coordinate-region svg:x="1.214cm" svg:y="0.37cm" svg:width="13.528cm" svg:height="7.3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ArS.C32:aArS.C3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3">
                <text:p>0.093</text:p>
                <draw:g>
                  <svg:desc>aArS.C32:aArS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6">
                <text:p>0.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0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15cm" svg:height="5.352cm" xlink:href=".." xlink:type="simple" chart:class="chart:line" chart:style-name="ch1">
        <chart:plot-area chart:style-name="ch2" table:cell-range-address="aArS.C18:aArS.C28" svg:x="0.19cm" svg:y="0.107cm" svg:width="9.135cm" svg:height="5.138cm">
          <chartooo:coordinate-region svg:x="1.102cm" svg:y="0.306cm" svg:width="8.036cm" svg:height="4.2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ArS.C18:aArS.C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5">
                <text:p>0.0715</text:p>
                <draw:g>
                  <svg:desc>aArS.C18:aArS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5">
                <text:p>0.0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0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63cm" svg:height="5.773cm" xlink:href=".." xlink:type="simple" chart:class="chart:line" chart:style-name="ch1">
        <chart:plot-area chart:style-name="ch2" table:cell-range-address="aArS.C3:aArS.C14" svg:x="0.205cm" svg:y="0.115cm" svg:width="9.853cm" svg:height="5.543cm">
          <chartooo:coordinate-region svg:x="1.117cm" svg:y="0.314cm" svg:width="8.755cm" svg:height="4.6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ArS.C3:aArS.C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">
                <text:p>0.146</text:p>
                <draw:g>
                  <svg:desc>aArS.C3:aArS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5">
                <text:p>0.2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5">
                <text:p>0.1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85">
                <text:p>0.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">
                <text:p>0.2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25">
                <text:p>0.1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55">
                <text:p>0.18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